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41295" officeooo:paragraph-rsid="00141295" style:font-weight-asian="bold" style:font-weight-complex="bold"/>
    </style:style>
    <style:style style:name="P2" style:family="paragraph" style:parent-style-name="Standard">
      <style:text-properties fo:color="#808080" fo:font-weight="bold" officeooo:rsid="00141295" officeooo:paragraph-rsid="00141295" style:font-weight-asian="bold" style:font-weight-complex="bold"/>
    </style:style>
    <style:style style:name="P3" style:family="paragraph" style:parent-style-name="Standard">
      <style:text-properties fo:color="#808080" fo:font-weight="bold" officeooo:rsid="00141295" officeooo:paragraph-rsid="00193795" style:font-weight-asian="bold" style:font-weight-complex="bold"/>
    </style:style>
    <style:style style:name="P4" style:family="paragraph" style:parent-style-name="Standard">
      <style:text-properties fo:color="#000000" fo:font-weight="bold" officeooo:rsid="00141295" officeooo:paragraph-rsid="00141295" style:font-weight-asian="bold" style:font-weight-complex="bold"/>
    </style:style>
    <style:style style:name="P5" style:family="paragraph" style:parent-style-name="Standard">
      <style:text-properties fo:color="#000000" fo:font-weight="normal" officeooo:rsid="00141295" officeooo:paragraph-rsid="00141295" style:font-weight-asian="normal" style:font-weight-complex="normal"/>
    </style:style>
    <style:style style:name="P6" style:family="paragraph" style:parent-style-name="Standard">
      <style:text-properties fo:color="#000000" fo:font-weight="normal" officeooo:rsid="00193795" officeooo:paragraph-rsid="00193795" style:font-weight-asian="normal" style:font-weight-complex="normal"/>
    </style:style>
    <style:style style:name="P7" style:family="paragraph" style:parent-style-name="Standard">
      <style:text-properties fo:color="#000000" fo:font-weight="normal" officeooo:rsid="001a8c39" officeooo:paragraph-rsid="001e1f47" style:font-weight-asian="normal" style:font-weight-complex="normal"/>
    </style:style>
    <style:style style:name="P8" style:family="paragraph" style:parent-style-name="Standard">
      <style:text-properties fo:color="#000000" fo:font-weight="normal" officeooo:rsid="001f1a0a" officeooo:paragraph-rsid="001f1a0a" style:font-weight-asian="normal" style:font-weight-complex="normal"/>
    </style:style>
    <style:style style:name="P9" style:family="paragraph" style:parent-style-name="Standard">
      <style:text-properties fo:color="#000000" fo:font-weight="normal" officeooo:rsid="0021c027" officeooo:paragraph-rsid="0021c027" style:font-weight-asian="normal" style:font-weight-complex="normal"/>
    </style:style>
    <style:style style:name="P10" style:family="paragraph" style:parent-style-name="Standard">
      <style:text-properties fo:color="#000000" fo:font-weight="normal" officeooo:paragraph-rsid="0021c027" style:font-weight-asian="normal" style:font-weight-complex="normal"/>
    </style:style>
    <style:style style:name="P11" style:family="paragraph" style:parent-style-name="Standard">
      <style:text-properties officeooo:paragraph-rsid="00141295"/>
    </style:style>
    <style:style style:name="P12" style:family="paragraph" style:parent-style-name="Standard">
      <style:text-properties fo:color="#666666" fo:font-weight="bold" fo:background-color="transparent" style:font-weight-asian="bold" style:font-weight-complex="bold"/>
    </style:style>
    <style:style style:name="P13" style:family="paragraph" style:parent-style-name="Standard">
      <style:text-properties fo:color="#666666" fo:font-weight="bold" style:font-weight-asian="bold" style:font-weight-complex="bold"/>
    </style:style>
    <style:style style:name="P14" style:family="paragraph" style:parent-style-name="Standard" style:list-style-name="L2">
      <style:text-properties fo:color="#666666" fo:font-weight="bold" style:font-weight-asian="bold" style:font-weight-complex="bold"/>
    </style:style>
    <style:style style:name="P15" style:family="paragraph" style:parent-style-name="Standard">
      <style:text-properties fo:color="#666666" fo:font-weight="bold" officeooo:paragraph-rsid="001f1a0a"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c2a15" style:font-style-asian="italic" style:font-style-complex="italic"/>
    </style:style>
    <style:style style:name="T3" style:family="text">
      <style:text-properties fo:font-style="italic" officeooo:rsid="00141295" style:font-style-asian="italic" style:font-style-complex="italic"/>
    </style:style>
    <style:style style:name="T4" style:family="text">
      <style:text-properties fo:font-style="italic" officeooo:rsid="0015afb8" style:font-style-asian="italic" style:font-style-complex="italic"/>
    </style:style>
    <style:style style:name="T5" style:family="text">
      <style:text-properties fo:font-style="italic" officeooo:rsid="00172e11" style:font-style-asian="italic" style:font-style-complex="italic"/>
    </style:style>
    <style:style style:name="T6" style:family="text">
      <style:text-properties fo:font-style="italic" officeooo:rsid="0018c033" style:font-style-asian="italic" style:font-style-complex="italic"/>
    </style:style>
    <style:style style:name="T7" style:family="text">
      <style:text-properties officeooo:rsid="00141295"/>
    </style:style>
    <style:style style:name="T8" style:family="text">
      <style:text-properties fo:color="#000000" fo:font-weight="normal" officeooo:rsid="00141295" style:font-weight-asian="normal" style:font-weight-complex="normal"/>
    </style:style>
    <style:style style:name="T9" style:family="text">
      <style:text-properties officeooo:rsid="0015afb8"/>
    </style:style>
    <style:style style:name="T10" style:family="text">
      <style:text-properties officeooo:rsid="00172e11"/>
    </style:style>
    <style:style style:name="T11" style:family="text">
      <style:text-properties officeooo:rsid="0018c033"/>
    </style:style>
    <style:style style:name="T12" style:family="text">
      <style:text-properties officeooo:rsid="00193795"/>
    </style:style>
    <style:style style:name="T13" style:family="text">
      <style:text-properties officeooo:rsid="0019f01a"/>
    </style:style>
    <style:style style:name="T14" style:family="text">
      <style:text-properties officeooo:rsid="001a8c39"/>
    </style:style>
    <style:style style:name="T15" style:family="text">
      <style:text-properties officeooo:rsid="001c2a15"/>
    </style:style>
    <style:style style:name="T16" style:family="text">
      <style:text-properties officeooo:rsid="00200dbc"/>
    </style:style>
    <style:style style:name="T17" style:family="text">
      <style:text-properties officeooo:rsid="0021c027"/>
    </style:style>
    <style:style style:name="T18" style:family="text">
      <style:text-properties fo:color="#666666"/>
    </style:style>
    <style:style style:name="T19" style:family="text">
      <style:text-properties fo:color="#666666" fo:font-weight="bold" style:font-weight-asian="bold" style:font-weight-complex="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Prof. Guillaume,</text:p>
      <text:p text:style-name="Standard"/>
      <text:p text:style-name="Standard">Thank you for considering my manuscript <text:span text:style-name="T1">Gene network robustness as a multivariate character</text:span> for recommendation in PCI Evol Biol. I uploaded a revised version of the manuscript including the improvements suggested in your decision letter. Below are my responses to the comments. </text:p>
      <text:p text:style-name="Standard"/>
      <text:p text:style-name="P1">Decision letter</text:p>
      <text:p text:style-name="P1"/>
      <text:p text:style-name="P2">One salient point of the reviewers' comments is about the kind of pleiotropy at work in the gene network and how it affects the genetic correlation between the robustness traits. Is pleiotropy direct (as when one gene regulates multiple targets in the network) or implicit (as in affecting the emergent robustness traits without clear patterns of pleiotropic regulation)? Reviewer two suggests to estimate to mutation co-variance matrix (M-matrix) as a way to understand the genetic basis for the genetic correlation among robustness traits. I think it would be very informative, and innovative, to make the link between network structure and M-matrix structure.</text:p>
      <text:p text:style-name="P2"/>
      <text:p text:style-name="P2">A similar question from both reviewers is about the estimation of the G-matrix and its evolution. As reviewer one points out, the structure of G depends also on the strength of correlational selection, not only on the underlying genetic correlation arising from the structure of the gene network. Is there a tendency to decrease/increase the genetic correlation b/n robustness traits due to selection? Can the strength of correlational selection be deduced from the evolution of the G-matrix and of the M-matrix? A link with previous evolutionary quantitative genetics is awaited and would anchor the paper in a well known theoretical framework.</text:p>
      <text:p text:style-name="P2"/>
      <text:p text:style-name="P2">It is not clear how the results of the 2-dim network generalizes to larger network. In particular, the 2-dim network shows large neutrality in regulation network for stable expression phenotype. How does this generalise to larger network?</text:p>
      <text:p text:style-name="P2"/>
      <text:p text:style-name="P2">In general, little is said about the constitutive levels of expression and their role in the evolution of robustness traits. This is a point that should be clarified.</text:p>
      <text:p text:style-name="P2"/>
      <text:p text:style-name="P2">I attach the manuscript with some additional comments and grammatical corrections (grammatical mistakes are highlighted in orange).</text:p>
      <text:p text:style-name="P2"/>
      <text:p text:style-name="P5">Edited manuscript:</text:p>
      <text:p text:style-name="P5"/>
      <text:p text:style-name="P5">* Abstract: “whether or not robustness to various sources of perturbations is independent conditions ...” → <text:span text:style-name="T1">“whether or not robustness is independent to various sources of perturbations conditions...”</text:span>.</text:p>
      <text:p text:style-name="P11"><text:span text:style-name="T8">* Methods: “</text:span>In addition, direct, directional selection <text:span text:style-name="T7">on robustness indicators was performed ...” → </text:span><text:span text:style-name="T3">“Directional selection on robustness indicators was also performed...”</text:span></text:p>
      <text:p text:style-name="P5">* Results: “The simulated behavior of networks A to E are illustrated in Appendix 5” → <text:span text:style-name="T1">“Five networks of contrasted robustness, labeled from A to E, were tracked more specifically. Appendix 5...”</text:span></text:p>
      <text:p text:style-name="P5">* “This 2-gene network analysis thus confirms <text:span text:style-name="T9">t</text:span>he results obtained for larger gene networks” →<text:span text:style-name="T9"> </text:span><text:span text:style-name="T4">“</text:span><text:span text:style-name="T1">This 2-gene network analysis thus confirms </text:span><text:span text:style-name="T4">t</text:span><text:span text:style-name="T1">he results obtained </text:span><text:span text:style-name="T4">for large random networks”</text:span><text:span text:style-name="T9">.</text:span></text:p>
      <text:p text:style-name="P5">* “<text:span text:style-name="T9">due to stabilizing selection. (lower scores...”, →</text:span><text:span text:style-name="T4"> “due to stabilizing selection (lower scores...”</text:span></text:p>
      <text:p text:style-name="P11"><text:span text:style-name="T8">* “</text:span>all homogeneous to a variance of gene expression” →<text:span text:style-name="T4"> “all homogeneous to a sum of squared difference in gene expression (i.e., the variance in gene expression induced by various disturbances)”</text:span></text:p>
      <text:p text:style-name="P11"><text:soft-page-break/>* “This could a be consequence from <text:span text:style-name="T10">the canalizing selection” → </text:span><text:span text:style-name="T5">“This could be a consequence of canalizing selection”</text:span></text:p>
      <text:p text:style-name="P5">* <text:span text:style-name="T10">Figure 4: very hard to understand: I agree. I rotated the left panel in order to make it easier to understand how both panels relate.</text:span></text:p>
      <text:p text:style-name="P5">* <text:span text:style-name="T10">Discussion, “mchanisms” → </text:span><text:span text:style-name="T5">“mechanisms”</text:span><text:span text:style-name="T10">.</text:span></text:p>
      <text:p text:style-name="P11"><text:span text:style-name="T8">* “</text:span>mutational effects were correlated in my simulations”: <text:span text:style-name="T10">the term “correlated” is arguably confusing here, as I meant “cumulative”. I agree that the simulation setting (new allele drawn into a Gaussian centered on the former allelic value) looks pretty standard in quantitative genetics, and this would not deserved to be discussed in another context. I am not sure to know why most similar models draw allelic effects in a constant distribution (centered around 0), and I am unsure about the consequences, but the difference deserves to be mentioned. The sentence has been reformulated as: </text:span><text:span text:style-name="T5">“</text:span><text:span text:style-name="T1">Mutational effects were cumulative in the simulations (the value of the mutant allele was drawn in a Gaussian centered around the value of the parental allele), which allows for cumulative evolution (unlike in </text:span><text:span text:style-name="T6">Wagner 1996, Siegal &amp; Bergman 2002</text:span><text:span text:style-name="T1">, where mutant alleles were drawn in a zero-centered distribution).”</text:span></text:p>
      <text:p text:style-name="P11">* “<text:span text:style-name="T11">Could you elaborate on effects of network sparcity and density on robustness and evolvability?”: this is a very interesting question, which is also difficult to address here. From the simulations in appendix 7, larger networks are slightly more robust to genetic perturbations, but not to environmental perturbations. An additional set of simulations was run to test the effect of changing the maximal network density.</text:span></text:p>
      <text:p text:style-name="P2"/>
      <text:p text:style-name="P3"><text:span text:style-name="T12">N</text:span>ext time, please submit a manuscript with line numbers to help with minor corrections.</text:p>
      <text:p text:style-name="P2"/>
      <text:p text:style-name="P6">I apologize for the missing line numbers. <text:span text:style-name="T14">F</text:span>ixing it <text:span text:style-name="T14">will </text:span>be difficult: the preprint is hosted in arXiv (which <text:span text:style-name="T13">is in the list of recommended preprint servers </text:span><text:a xlink:type="simple" xlink:href="https://evolbiol.peercommunityin.org/help/help_practical#To%20prepare%20a%20preprint" text:style-name="Internet_20_link" text:visited-style-name="Visited_20_Internet_20_Link"><text:span text:style-name="T13">https://evolbiol.peercommunityin.org/help/help_practical#To%20prepare%20a%20preprint</text:span></text:a><text:span text:style-name="T13">), and arXiv does not accept preprints with line numbers (they rejected my first submission). Perhaps something to discuss with the PCI staff. I could send a numbered version by email if necessary. </text:span></text:p>
      <text:p text:style-name="P2"/>
      <text:p text:style-name="P4">Reviewer 1</text:p>
      <text:p text:style-name="Standard"/>
      <text:p text:style-name="P12">Robustness is often treated as the generic property resistance to perturbations, with little differentiation as to how different perturbations can require different kinds of robustness. This manuscript uses simulations to investigate how direct selection for different types of robustness in gene networks lead to different outcomes. By explicitly defining several kinds of perturbations, the manuscript shows that, while the different measures of robustness are correlated, not all types of robustness are equivalent, and observing robustness to several kinds of perturbations in organisms can potentially indicate different adaptations to separate selection pressures. This observed scenario is contrasted with the possibility that robustness to several kinds of perturbations shares the same underlying basis or that different kinds of robustness are completely different.</text:p>
      <text:p text:style-name="P12">This is a simple and well-motivated investigation, the manuscript is well written and direct. The explicit description of the many axes of what we may convincingly call robustness is a worthwhile contribution and brings some much-needed precision to the discussion of the evolution of robustness. </text:p>
      <text:p text:style-name="P12"/>
      <text:p text:style-name="P13">General comments:</text:p>
      <text:p text:style-name="P13">The inclusion of a measure of stability is an interesting necessity for there to be a stable state to which the system can return after a perturbation, but I'm not sure it would traditionally be included under robustness to perturbations. Network C in the two-gene network illustrates this, as it is somewhat robust but not stable. In any event, the two-dimensional results illustrate nicely the relative independence of the different kinds of robustness.</text:p>
      <text:p text:style-name="P7"><text:soft-page-break/>I totally agree with the reviewer that stability is an outlier compared to other robustness measurements. The only reason why I considered stability among robustness indexes is that it was historically the first (and perhaps even the only) <text:span text:style-name="T15">network feature correlated with robustness in theoretical gene networks by Siegal &amp; Bergman (2002), who showed that selection on stability could induce an indirect response of mutational robustness. I was thus curious to include stability in this study. It turns out that stability is largely correlated to other robustness measurements (especially to environmental perturbations), which partially confirms Siegal &amp; Bergman’s results. It is not completely clear to me why stability and robustness are so tightly associated (unstable networks tend to overcompensate disturbances?), nor whether this result depends on the model hypothesis (“Wagner” networks tend to be very unstable, Pinho, R., E. Borenstein, and M. W. Feldman (2012)). </text:span></text:p>
      <text:p text:style-name="P7"/>
      <text:p text:style-name="P7"><text:span text:style-name="T15">I updated the introduction to make it clearer that stability is an outlier: </text:span><text:span text:style-name="T2">“Four robustness-related measurements were considered, two of them corresponding to environmental robustness (early vs.\ late disturbances), two corresponding to genetic robustness (early --- inherited --- or late --- acquired --- mutations). Gene expression unstability was also considered, as it is related to the intrinsic stability of the expression phenotype, and has been shown to be evolutionary correlated to mutational robustness (Siegal &amp; Bergman 2002)”.</text:span></text:p>
      <text:p text:style-name="P13"/>
      <text:p text:style-name="P15">pg 9, 2nd paragraph: "Selection on all robustness components also lead to an indirect response of all other components, which confirms a general genetic correlation." - Not necessarily due to genetic correlations, selection could also be correlated due to phenotypic correlations. </text:p>
      <text:p text:style-name="P15"/>
      <text:p text:style-name="P8">I am not sure to follow the reviewer’s argument here, <text:span text:style-name="T16">perhaps simulation details were missing and/or we have different definition of correlated selection</text:span>. <text:span text:style-name="T16">1) </text:span>In the simulations, the G-P map was deterministic, i.e. the phenotypic variance was entirely genetic (no environmental variance<text:span text:style-name="T16">) (environmental variation was of course introduced when measuring some robustness components, but the robustness measurements were repeated and averaged out for each individual, reducing – hopefully – the error on the phenotype to a tiny amount</text:span>. Technically, the phenotypic covariance matrix was not the additive G-matrix, because it included variance components due to dominance and epistasis, but it was probably not too far. <text:span text:style-name="T16">2) Directional selection was applied to robustness indexes as if they were individual phenotypes, i.e. the direction of the selection gradient on robustness indexes is known. Phenotypic / genetic correlations generated selection differentials (and thus, indirect response) on unselected indexes. 3) The fitness function was calculated as the product of marginal fitnesses on gene expressions and robustness indexes; selection was thus not correlated. </text:span></text:p>
      <text:p text:style-name="P15"/>
      <text:p text:style-name="P15">In the next paragraph and figure 4, it's not clear that the correlations themselves are not evolving, thus partially removing the genetic constraint. It would be interesting to measure the correlations over time and investigate if this is a factor in the response (or lack thereof) to selection, both direct and indirect. Could some of these robustness axes be decoupled and others not?</text:p>
      <text:p text:style-name="P13"/>
      <text:p text:style-name="P8">Tracking the evolution of the genetic correlations is a very interesting suggestion. <text:span text:style-name="T17">TODO</text:span></text:p>
      <text:p text:style-name="P13"/>
      <text:p text:style-name="P13">Some general questions, not crucial to the results but perhaps good avenues for further investigation:Could the coupling between axes of robustness be reduced in higher dimensional networks? Are the correlations weaker in the n=6 simulations than in the n=2 simulations? </text:p>
      <text:p text:style-name="P13"/>
      <text:p text:style-name="P10"><text:span text:style-name="T17">TODO (how?)</text:span></text:p>
      <text:p text:style-name="P10"><text:soft-page-break/><text:span text:style-name="T19">Related to the previous point: would using larger networks allow for the inclusion of measures of network architecture? For example sparsity, modularity (...), and their relation to the correlations between robustness measurements. </text:span></text:p>
      <text:p text:style-name="P10"><text:span text:style-name="T19"/></text:p>
      <text:p text:style-name="P10"><text:span text:style-name="T17">TODO: include density in appendix 7</text:span></text:p>
      <text:p text:style-name="P10"><text:span text:style-name="T19"/></text:p>
      <text:p text:style-name="P10"><text:span text:style-name="T19">Is the constitutive expression parameter relevant for the dynamics? How does setting different constitutive expression values alter the results? Could (should?) it be altered by mutations? </text:span></text:p>
      <text:p text:style-name="P10"><text:span text:style-name="T19"/></text:p>
      <text:p text:style-name="P9">TODO: include a in appendix 7</text:p>
      <text:p text:style-name="P10"><text:span text:style-name="T19"/></text:p>
      <text:p text:style-name="P10"><text:span text:style-name="T19">Could the difference in the evolvability in the different robustness measurements be due to the choice of mutation? i.e., Could a different, larger-mutation scheme, alter the evolvability? </text:span></text:p>
      <text:p text:style-name="P13"/>
      <text:p text:style-name="P9">TODO: inlcude sigma m in appendix 7</text:p>
      <text:p text:style-name="P13"/>
      <text:p text:style-name="P13">Reviewer #2 (Charles Mullon)</text:p>
      <text:p text:style-name="P13"/>
      <text:p text:style-name="P13">In gene network robustness as a multivariate character, the author uses computer simulations to investigate the evolution of various measures of robustness of gene expression. A gene regulatory network (based on the “Wagner” model) is evolved where the fitness of an individual depends on the capacity of the regulatory network to maintain a stable level of expression in the face of mutational or environmental perturbations. It is shown that selection for one type of robustness (e.g. against germline mutations) does not necessarily lead to a correlated response in another type of robustness (e.g. against late in life environmental perturbations). In fact, selection on different types of robustness can interfere with one another, slowing down or even preventing adaptation. Nevertheless, certain pairs of robustness types can be selected in different directions. This supports the notion that certain types of robustness are more evolvable than others (i.e. more independent from other traits than others). </text:p>
      <text:p text:style-name="P13">This is an interesting manuscript, that is well written and easy to follow. The methods are particularly clear. In my opinion however there are a few points that would need to be addressed before recommendation. </text:p>
      <text:list xml:id="list2464348649" text:style-name="L2">
        <text:list-item>
          <text:p text:style-name="P14">I think that the concepts of pleiotropy and genetic constraints could be further investigated with a multivariate quantitative genetics framework (see the seminal paper by Lande in Evolution 1979 33(1)). In particular, estimating the G matrix of genetic variance-covariance for the different types of robustness would characterize genetic constraints in a more traditional and quantitative manner than it currently is. </text:p>
        </text:list-item>
        <text:list-item>
          <text:p text:style-name="P14">Pleiotropy could also be quantified by computing the mutation matrix (e.g. Jones et al. Evolution 2007 61(4)). Doing so would also allow to connect the notions of robustness and evolvability more clearly. From reading the title and introduction, these quantitative genetics analyses are in fact the types of analyses that I expected to see. </text:p>
        </text:list-item>
        <text:list-item>
          <text:p text:style-name="P14">I thought the description of results were terse and rather vague at times (e.g. p. 9-10, see sentences with “possible outcome ...”, “most cases ...”). Particularly disappointing is how little discussion there is about why different types of robustness are positively or negatively associated with one another. I understand this would be speculative without any further analyses, but it would nevertheless offer readers a message that goes beyond “it depends”. Perhaps the quantitative genetics approach suggested above allows for a more thorough description and interpretation of the associations between different types of robustness. </text:p>
        </text:list-item>
      </text:list>
      <text:p text:style-name="P13">Minor comments / Typos: </text:p>
      <text:p text:style-name="P13">Legend of figure 3: “robusnetss” -&gt; robustness</text:p>
      <text:p text:style-name="P13"><text:soft-page-break/>Legend of figure 4: “univariare” -&gt; univariate. In fact I did not understand what the thick horizontal lines corresponded to exactly. </text:p>
      <text:p text:style-name="P13">Appendix 4 : “produced” -&gt; produce</text:p>
      <text:p text:style-name="P13">Appendix 5: There is something wrong here. I am guessing the rows and columns have been inverted in the legend. The column for stability also seems to be missing. Please check the figure legend thoroughly.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2:48:15.416621494</meta:creation-date>
    <dc:date>2021-03-31T17:38:03.831659758</dc:date>
    <meta:editing-duration>PT10M16S</meta:editing-duration>
    <meta:editing-cycles>1</meta:editing-cycles>
    <meta:document-statistic meta:table-count="0" meta:image-count="0" meta:object-count="0" meta:page-count="5" meta:paragraph-count="52" meta:word-count="2187" meta:character-count="14549" meta:non-whitespace-character-count="12397"/>
    <meta:generator>LibreOffice/6.0.7.3$Linux_X86_64 LibreOffice_project/00m0$Build-3</meta:generator>
  </office:meta>
</office:document-meta>
</file>